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torA" table:style-name="ta1">
        <table:shapes>
          <draw:frame draw:z-index="0" draw:style-name="gr1" draw:text-style-name="P1" svg:width="953.72pt" svg:height="640.01pt" svg:x="269.8pt" svg:y="52.7pt">
            <draw:object draw:notify-on-update-of-ranges="motorA.A5:motorA.A36 motorA.B5:motorA.B36 motorA.A5:motorA.A36 motorA.C5:motorA.C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ward rising curve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<text:s/>PWM</text:p>
          </table:table-cell>
          <table:table-cell office:value-type="string" calcext:value-type="string">
            <text:p><text:s/>RPM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ackward rising curv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/>PWM</text:p>
          </table:table-cell>
          <table:table-cell office:value-type="string" calcext:value-type="string">
            <text:p><text:s/>RPM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motorA.A58:motorA.B7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5T11:33:06.134882573</dc:date>
    <meta:editing-duration>PT5M5S</meta:editing-duration>
    <meta:editing-cycles>1</meta:editing-cycles>
    <meta:generator>LibreOffice/6.0.7.3$Linux_X86_64 LibreOffice_project/00m0$Build-3</meta:generator>
    <meta:document-statistic meta:table-count="1" meta:cell-count="1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46cm" svg:height="22.579cm" xlink:href=".." xlink:type="simple" chart:class="chart:scatter" chart:style-name="ch1">
        <chart:legend chart:legend-position="end" svg:x="30.794cm" svg:y="10.741cm" style:legend-expansion="high" chart:style-name="ch2"/>
        <chart:plot-area chart:style-name="ch3" table:cell-range-address="motorA.A5:motorA.C36" svg:x="0.972cm" svg:y="0.45cm" svg:width="29.448cm" svg:height="21.675cm">
          <chartooo:coordinate-region svg:x="1.593cm" svg:y="0.65cm" svg:width="28.547cm" svg:height="20.8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torA.B5:motorA.B36" chart:class="chart:scatter">
            <chart:domain table:cell-range-address="motorA.A5:motorA.A36"/>
            <chart:data-point chart:repeated="32"/>
          </chart:series>
          <chart:series chart:style-name="ch7" chart:values-cell-range-address="motorA.C5:motorA.C36" chart:class="chart:scatte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torA.A5:motorA.A36</svg:desc>
                </draw:g>
              </table:table-cell>
              <table:table-cell office:value-type="float" office:value="0">
                <text:p>0</text:p>
                <draw:g>
                  <svg:desc>motorA.B5:motorA.B36</svg:desc>
                </draw:g>
              </table:table-cell>
              <table:table-cell office:value-type="float" office:value="0">
                <text:p>0</text:p>
                <draw:g>
                  <svg:desc>motorA.C5:motorA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">
                <text:p>13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">
                <text:p>15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">
                <text:p>18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">
                <text:p>20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1">
                <text:p>22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8">
                <text:p>23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8">
                <text:p>23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1">
                <text:p>2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">
                <text:p>20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7">
                <text:p>18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0">
                <text:p>17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">
                <text:p>15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6">
                <text:p>13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">
                <text:p>11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